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606cm"/>
    </style:style>
    <style:style style:name="Táblázat1.C" style:family="table-column">
      <style:table-column-properties style:column-width="3.9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style:font-size-asian="12pt"/>
    </style:style>
    <style:style style:name="P10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4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0bb3" officeooo:paragraph-rsid="00200bb3" style:font-size-asian="12pt"/>
    </style:style>
    <style:style style:name="P1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1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c7782"/>
    </style:style>
    <style:style style:name="P1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1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1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4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25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2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7352" officeooo:paragraph-rsid="00207352"/>
    </style:style>
    <style:style style:name="P2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28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207352" style:font-size-asian="12pt"/>
    </style:style>
    <style:style style:name="P2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3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3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207352"/>
    </style:style>
    <style:style style:name="P3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3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3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3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3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3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3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ae17" officeooo:paragraph-rsid="0020ae17"/>
    </style:style>
    <style:style style:name="P39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fo:font-weight="bold" style:font-size-asian="12pt" style:font-weight-asian="bold" style:font-weight-complex="bold"/>
    </style:style>
    <style:style style:name="P40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fo:font-weight="bold" style:font-size-asian="12pt" style:font-weight-asian="bold" style:font-weight-complex="bold"/>
    </style:style>
    <style:style style:name="T1" style:family="text">
      <style:text-properties officeooo:rsid="001c7782"/>
    </style:style>
    <style:style style:name="T2" style:family="text">
      <style:text-properties officeooo:rsid="00207352"/>
    </style:style>
    <style:style style:name="T3" style:family="text">
      <style:text-properties officeooo:rsid="0020a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39">Position</text:p>
          </table:table-cell>
          <table:table-cell table:style-name="Táblázat1.A1" office:value-type="string">
            <text:p text:style-name="P39">Type</text:p>
          </table:table-cell>
          <table:table-cell table:style-name="Táblázat1.A1" office:value-type="string">
            <text:p text:style-name="P39">Value</text:p>
          </table:table-cell>
          <table:table-cell table:style-name="Táblázat1.A1" office:value-type="string">
            <text:p text:style-name="P39">Name</text:p>
          </table:table-cell>
          <table:table-cell table:style-name="Táblázat1.A1" office:value-type="string">
            <text:p text:style-name="P40">Note</text:p>
          </table:table-cell>
        </table:table-row>
        <table:table-row table:style-name="Táblázat1.1">
          <table:table-cell table:style-name="Táblázat1.A2" office:value-type="string">
            <text:p text:style-name="P10">B1</text:p>
          </table:table-cell>
          <table:table-cell table:style-name="Táblázat1.A2" office:value-type="string">
            <text:p text:style-name="P26">CH 10, 10x38</text:p>
          </table:table-cell>
          <table:table-cell table:style-name="Táblázat1.A2" office:value-type="string">
            <text:p text:style-name="P15">2 A <text:s/><text:span text:style-name="T1">500 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2">PCF-10 3p. aljzatban</text:p>
          </table:table-cell>
        </table:table-row>
        <table:table-row table:style-name="Táblázat1.1">
          <table:table-cell table:style-name="Táblázat1.A2" office:value-type="string">
            <text:p text:style-name="P10">B2</text:p>
          </table:table-cell>
          <table:table-cell table:style-name="Táblázat1.A2" office:value-type="string">
            <text:p text:style-name="P26">CH 10, 10x38</text:p>
          </table:table-cell>
          <table:table-cell table:style-name="Táblázat1.A2" office:value-type="string">
            <text:p text:style-name="P16">2 A <text:s/><text:span text:style-name="T1">500 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2">PCF-10 3p. aljzatban</text:p>
          </table:table-cell>
        </table:table-row>
        <table:table-row table:style-name="Táblázat1.1">
          <table:table-cell table:style-name="Táblázat1.A2" office:value-type="string">
            <text:p text:style-name="P9">B3</text:p>
          </table:table-cell>
          <table:table-cell table:style-name="Táblázat1.A2" office:value-type="string">
            <text:p text:style-name="P26">CH 10, 10x38</text:p>
          </table:table-cell>
          <table:table-cell table:style-name="Táblázat1.A2" office:value-type="string">
            <text:p text:style-name="P13">10 A <text:span text:style-name="T1">500 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22">PCF-10 3p. aljzatban</text:p>
          </table:table-cell>
        </table:table-row>
        <table:table-row table:style-name="Táblázat1.1">
          <table:table-cell table:style-name="Táblázat1.A2" office:value-type="string">
            <text:p text:style-name="P11">Cs1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38">6 érintkezős</text:p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Cs2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38">12 érintkezős</text:p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1</text:p>
          </table:table-cell>
          <table:table-cell table:style-name="Táblázat1.A2" office:value-type="string">
            <text:p text:style-name="P14">1N4001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2</text:p>
          </table:table-cell>
          <table:table-cell table:style-name="Táblázat1.A2" office:value-type="string">
            <text:p text:style-name="P14">1N4001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3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4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5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6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7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8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9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D10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D11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<text:span text:style-name="T2">D12</text:span></text:p>
          </table:table-cell>
          <table:table-cell table:style-name="Táblázat1.A2" office:value-type="string">
            <text:p text:style-name="P20"><text:span text:style-name="T2">1N4001</text:span>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28">dióda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<text:span text:style-name="T2">D13</text:span></text:p>
          </table:table-cell>
          <table:table-cell table:style-name="Táblázat1.A2" office:value-type="string">
            <text:p text:style-name="P31"><text:span text:style-name="T2">1N4001</text:span>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28">dióda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<text:span text:style-name="T2">D14</text:span></text:p>
          </table:table-cell>
          <table:table-cell table:style-name="Táblázat1.A2" office:value-type="string">
            <text:p text:style-name="P31"><text:span text:style-name="T2">1N4001</text:span>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28">dióda</text:p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11">J1</text:p>
          </table:table-cell>
          <table:table-cell table:style-name="Táblázat1.A2" office:value-type="string">
            <text:p text:style-name="P21">Finder 40.52</text:p>
          </table:table-cell>
          <table:table-cell table:style-name="Táblázat1.A2" office:value-type="string">
            <text:p text:style-name="P21">12 V DC 8 A/250 V</text:p>
          </table:table-cell>
          <table:table-cell table:style-name="Táblázat1.A2" office:value-type="string">
            <text:p text:style-name="P15">relé</text:p>
          </table:table-cell>
          <table:table-cell table:style-name="Táblázat1.E2" office:value-type="string">
            <text:p text:style-name="P21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2</text:p>
          </table:table-cell>
          <table:table-cell table:style-name="Táblázat1.A2" office:value-type="string">
            <text:p text:style-name="P21">Finder 40.52</text:p>
          </table:table-cell>
          <table:table-cell table:style-name="Táblázat1.A2" office:value-type="string">
            <text:p text:style-name="P21">12 V DC 8 A/250 V</text:p>
          </table:table-cell>
          <table:table-cell table:style-name="Táblázat1.A2" office:value-type="string">
            <text:p text:style-name="P15">relé</text:p>
          </table:table-cell>
          <table:table-cell table:style-name="Táblázat1.E2" office:value-type="string">
            <text:p text:style-name="P21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3</text:p>
          </table:table-cell>
          <table:table-cell table:style-name="Táblázat1.A2" office:value-type="string">
            <text:p text:style-name="P22">Finder 60.13.9.012.0040</text:p>
          </table:table-cell>
          <table:table-cell table:style-name="Táblázat1.A2" office:value-type="string">
            <text:p text:style-name="P22">12 V DC 10 A/250 V</text:p>
          </table:table-cell>
          <table:table-cell table:style-name="Táblázat1.A2" office:value-type="string">
            <text:p text:style-name="P15">relé</text:p>
          </table:table-cell>
          <table:table-cell table:style-name="Táblázat1.E2" office:value-type="string">
            <text:p text:style-name="P23">Finder 90.21 foglalatban</text:p>
          </table:table-cell>
        </table:table-row>
        <table:table-row table:style-name="Táblázat1.1">
          <table:table-cell table:style-name="Táblázat1.A2" office:value-type="string">
            <text:p text:style-name="P11">K1</text:p>
          </table:table-cell>
          <table:table-cell table:style-name="Táblázat1.A2" office:value-type="string">
            <text:p text:style-name="P23"><text:span text:style-name="T2">két</text:span>áramkörös</text:p>
          </table:table-cell>
          <table:table-cell table:style-name="Táblázat1.A2" office:value-type="string">
            <text:p text:style-name="P23">16 A/250 V</text:p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K2</text:p>
          </table:table-cell>
          <table:table-cell table:style-name="Táblázat1.A2" office:value-type="string">
            <text:p text:style-name="P23">egyáramkörös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K3</text:p>
          </table:table-cell>
          <table:table-cell table:style-name="Táblázat1.A2" office:value-type="string">
            <text:p text:style-name="P23">egyáramkörös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5"/>
          </table:table-cell>
        </table:table-row>
        <table:table-row table:style-name="Táblázat1.1">
          <table:table-cell table:style-name="Táblázat1.A2" office:value-type="string">
            <text:p text:style-name="P11">K4</text:p>
          </table:table-cell>
          <table:table-cell table:style-name="Táblázat1.A2" office:value-type="string">
            <text:p text:style-name="P23">egyáramkörös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K5</text:p>
          </table:table-cell>
          <table:table-cell table:style-name="Táblázat1.A2" office:value-type="string">
            <text:p text:style-name="P23">kétáramkörös váltó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K<text:span text:style-name="T2">6</text:span></text:p>
          </table:table-cell>
          <table:table-cell table:style-name="Táblázat1.A2" office:value-type="string">
            <text:p text:style-name="P20">Schelinger TSGM1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idő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1">K<text:span text:style-name="T2">7</text:span></text:p>
          </table:table-cell>
          <table:table-cell table:style-name="Táblázat1.A2" office:value-type="string">
            <text:p text:style-name="P21">Schelinger TSGM1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idő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<text:span text:style-name="T2">K8</text:span></text:p>
          </table:table-cell>
          <table:table-cell table:style-name="Táblázat1.A2" office:value-type="string">
            <text:p text:style-name="P23">egyáramkörös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<text:span text:style-name="T2">K9</text:span></text:p>
          </table:table-cell>
          <table:table-cell table:style-name="Táblázat1.A2" office:value-type="string">
            <text:p text:style-name="P23">egyáramkörös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kapcsoló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La1</text:p>
          </table:table-cell>
          <table:table-cell table:style-name="Táblázat1.A2" office:value-type="string">
            <text:p text:style-name="P23">TN-0,3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glimm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La2</text:p>
          </table:table-cell>
          <table:table-cell table:style-name="Táblázat1.A2" office:value-type="string">
            <text:p text:style-name="P23">TN-0,3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glimm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La3</text:p>
          </table:table-cell>
          <table:table-cell table:style-name="Táblázat1.A2" office:value-type="string">
            <text:p text:style-name="P23">TN-0,3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glimm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La4</text:p>
          </table:table-cell>
          <table:table-cell table:style-name="Táblázat1.A2" office:value-type="string">
            <text:p text:style-name="P23">TN-0,3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5">glimm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R1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9">56 k</text:p>
          </table:table-cell>
          <table:table-cell table:style-name="Táblázat1.A2" office:value-type="string">
            <text:p text:style-name="P15">ellenállás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R2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9">56 k</text:p>
          </table:table-cell>
          <table:table-cell table:style-name="Táblázat1.A2" office:value-type="string">
            <text:p text:style-name="P15">ellenállás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R3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9">56 k</text:p>
          </table:table-cell>
          <table:table-cell table:style-name="Táblázat1.A2" office:value-type="string">
            <text:p text:style-name="P15">ellenállás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>R<text:span text:style-name="T2">4</text:span>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9">56 k</text:p>
          </table:table-cell>
          <table:table-cell table:style-name="Táblázat1.A2" office:value-type="string">
            <text:p text:style-name="P15">ellenállás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38">Tr1</text:p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38">230 V/2x12 V 8W</text:p>
          </table:table-cell>
          <table:table-cell table:style-name="Táblázat1.A2" office:value-type="string">
            <text:p text:style-name="P38">transzformátor</text:p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/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9"/>
          </table:table-cell>
          <table:table-cell table:style-name="Táblázat1.A2" office:value-type="string">
            <text:p text:style-name="P15"/>
          </table:table-cell>
          <table:table-cell table:style-name="Táblázat1.E2" office:value-type="string">
            <text:p text:style-name="P17"/>
          </table:table-cell>
        </table:table-row>
        <table:table-row table:style-name="Táblázat1.1">
          <table:table-cell table:style-name="Táblázat1.A2" office:value-type="string">
            <text:p text:style-name="P18"/>
          </table:table-cell>
          <table:table-cell table:style-name="Táblázat1.A2" office:value-type="string">
            <text:p text:style-name="P17"/>
          </table:table-cell>
          <table:table-cell table:style-name="Táblázat1.A2" office:value-type="string">
            <text:p text:style-name="P19"/>
          </table:table-cell>
          <table:table-cell table:style-name="Táblázat1.A2" office:value-type="string">
            <text:p text:style-name="P15"/>
          </table:table-cell>
          <table:table-cell table:style-name="Táblázat1.E2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8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9"/>
          </table:table-cell>
          <table:table-cell table:style-name="Táblázat1.A44" office:value-type="string">
            <text:p text:style-name="P15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8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9"/>
          </table:table-cell>
          <table:table-cell table:style-name="Táblázat1.A44" office:value-type="string">
            <text:p text:style-name="P15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8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9"/>
          </table:table-cell>
          <table:table-cell table:style-name="Táblázat1.A44" office:value-type="string">
            <text:p text:style-name="P15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8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9"/>
          </table:table-cell>
          <table:table-cell table:style-name="Táblázat1.A44" office:value-type="string">
            <text:p text:style-name="P15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8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9"/>
          </table:table-cell>
          <table:table-cell table:style-name="Táblázat1.A44" office:value-type="string">
            <text:p text:style-name="P15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7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44"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7"/>
          </table:table-cell>
          <table:table-cell table:style-name="Táblázat1.A44" office:value-type="string">
            <text:p text:style-name="P17"/>
          </table:table-cell>
          <table:table-cell table:style-name="Táblázat1.E44" office:value-type="string">
            <text:p text:style-name="P17"/>
          </table:table-cell>
        </table:table-row>
        <table:table-row table:style-name="Táblázat1.1">
          <table:table-cell table:style-name="Táblázat1.A51" office:value-type="string">
            <text:p text:style-name="P17"/>
          </table:table-cell>
          <table:table-cell table:style-name="Táblázat1.B51" office:value-type="string">
            <text:p text:style-name="P17"/>
          </table:table-cell>
          <table:table-cell table:style-name="Táblázat1.C51" office:value-type="string">
            <text:p text:style-name="P17"/>
          </table:table-cell>
          <table:table-cell table:style-name="Táblázat1.D51" office:value-type="string">
            <text:p text:style-name="P17"/>
          </table:table-cell>
          <table:table-cell table:style-name="Táblázat1.E51" office:value-type="string">
            <text:p text:style-name="P17"/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<text:s/>Titles:</text:p>
          </table:table-cell>
          <table:table-cell table:style-name="Táblázat2.B1" office:value-type="string">
            <text:p text:style-name="P24">MM1A gombatermesztő automatika</text:p>
          </table:table-cell>
          <table:table-cell table:style-name="Táblázat2.B1" office:value-type="string">
            <text:p text:style-name="P2"><text:s/>Revision:</text:p>
          </table:table-cell>
          <table:table-cell table:style-name="Táblázat2.B1" office:value-type="string">
            <text:p text:style-name="P7">1.0</text:p>
          </table:table-cell>
          <table:table-cell table:style-name="Táblázat2.B1" office:value-type="string">
            <text:p text:style-name="P2"><text:s/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25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<text:s/>Name:</text:p>
          </table:table-cell>
          <table:table-cell table:style-name="Táblázat2.A3" table:number-columns-spanned="3" office:value-type="string">
            <text:p text:style-name="P8">Pozsár Zsolt</text:p>
          </table:table-cell>
          <table:covered-table-cell/>
          <table:covered-table-cell/>
          <table:table-cell table:style-name="Táblázat2.A3" office:value-type="string">
            <text:p text:style-name="P2"><text:s/>Date:</text:p>
          </table:table-cell>
          <table:table-cell table:style-name="Táblázat2.B2" office:value-type="string">
            <text:p text:style-name="P3">201<text:span text:style-name="T3">8</text:span>-0<text:span text:style-name="T3">5</text:span>-1<text:span text:style-name="T3">4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8-05-14T18:05:58.411583406</dc:date>
    <dc:creator>Pozsár Zsolt</dc:creator>
    <meta:editing-duration>PT2H11M30S</meta:editing-duration>
    <meta:editing-cycles>18</meta:editing-cycles>
    <meta:document-statistic meta:table-count="2" meta:image-count="0" meta:object-count="0" meta:page-count="1" meta:paragraph-count="149" meta:word-count="211" meta:character-count="1083" meta:non-whitespace-character-count="1014"/>
  </office:meta>
</office:document-meta>
</file>